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65cm"/>
    </style:style>
    <style:style style:name="co3" style:family="table-column">
      <style:table-column-properties fo:break-before="auto" style:column-width="5.057cm"/>
    </style:style>
    <style:style style:name="co4" style:family="table-column">
      <style:table-column-properties fo:break-before="auto" style:column-width="4.417cm"/>
    </style:style>
    <style:style style:name="co5" style:family="table-column">
      <style:table-column-properties fo:break-before="auto" style:column-width="3.4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5" table:default-cell-style-name="ce3"/>
        <table:table-row table:style-name="ro1">
          <table:table-cell office:value-type="string" calcext:value-type="string">
            <text:p>Dataset</text:p>
          </table:table-cell>
          <table:table-cell table:style-name="ce2" office:value-type="string" calcext:value-type="string" table:number-columns-spanned="2" table:number-rows-spanned="1">
            <text:p>Correlation_Before/Correlation After </text:p>
          </table:table-cell>
          <table:covered-table-cell table:style-name="ce1" office:value-type="string" calcext:value-type="string">
            <text:p>Correlation_Before/Correlation After </text:p>
          </table:covered-table-cell>
          <table:table-cell table:style-name="ce2" office:value-type="string" calcext:value-type="string" table:number-columns-spanned="2" table:number-rows-spanned="1">
            <text:p>Entropy_Before/Entropy_After</text:p>
          </table:table-cell>
          <table:covered-table-cell table:style-name="ce1" office:value-type="string" calcext:value-type="string">
            <text:p>Entropy_Before/Entropy_After</text:p>
          </table:covered-table-cell>
          <table:table-cell table:style-name="ce2" office:value-type="string" calcext:value-type="string" table:number-columns-spanned="2" table:number-rows-spanned="1">
            <text:p>Mean_Before/Mean_After</text:p>
          </table:table-cell>
          <table:covered-table-cell table:style-name="ce1" office:value-type="string" calcext:value-type="string">
            <text:p>Mean_Before/Mean_After</text:p>
          </table:covered-table-cell>
        </table:table-row>
        <table:table-row table:style-name="ro1">
          <table:table-cell/>
          <table:table-cell table:style-name="ce1" office:value-type="string" calcext:value-type="string">
            <text:p>QRNG</text:p>
          </table:table-cell>
          <table:table-cell table:style-name="ce1" office:value-type="string" calcext:value-type="string">
            <text:p>PRNG</text:p>
          </table:table-cell>
          <table:table-cell table:style-name="ce1" office:value-type="string" calcext:value-type="string">
            <text:p>QRNG</text:p>
          </table:table-cell>
          <table:table-cell table:style-name="ce1" office:value-type="string" calcext:value-type="string">
            <text:p>PRNG</text:p>
          </table:table-cell>
          <table:table-cell table:style-name="ce1" office:value-type="string" calcext:value-type="string">
            <text:p>QRNG</text:p>
          </table:table-cell>
          <table:table-cell table:style-name="ce1" office:value-type="string" calcext:value-type="string">
            <text:p>PRN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.44291250659836" calcext:value-type="float">
            <text:p>1.44291250659836</text:p>
          </table:table-cell>
          <table:table-cell office:value-type="float" office:value="12.8881194490361" calcext:value-type="float">
            <text:p>12.8881194490361</text:p>
          </table:table-cell>
          <table:table-cell office:value-type="float" office:value="0.788751925594207" calcext:value-type="float">
            <text:p>0.788751925594207</text:p>
          </table:table-cell>
          <table:table-cell office:value-type="float" office:value="0.788081867789252" calcext:value-type="float">
            <text:p>0.788081867789252</text:p>
          </table:table-cell>
          <table:table-cell office:value-type="float" office:value="1.00093267715695" calcext:value-type="float">
            <text:p>1.00093267715695</text:p>
          </table:table-cell>
          <table:table-cell office:value-type="float" office:value="0.991721335927286" calcext:value-type="float">
            <text:p>0.99172133592728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438221300662009" calcext:value-type="float">
            <text:p>0.438221300662009</text:p>
          </table:table-cell>
          <table:table-cell office:value-type="float" office:value="3.66637692002234" calcext:value-type="float">
            <text:p>3.66637692002234</text:p>
          </table:table-cell>
          <table:table-cell office:value-type="float" office:value="0.788499387867341" calcext:value-type="float">
            <text:p>0.788499387867341</text:p>
          </table:table-cell>
          <table:table-cell office:value-type="float" office:value="0.788470271491619" calcext:value-type="float">
            <text:p>0.788470271491619</text:p>
          </table:table-cell>
          <table:table-cell office:value-type="float" office:value="0.997138247727169" calcext:value-type="float">
            <text:p>0.997138247727169</text:p>
          </table:table-cell>
          <table:table-cell office:value-type="float" office:value="0.99692980086171" calcext:value-type="float">
            <text:p>0.9969298008617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.95045531210467" calcext:value-type="float">
            <text:p>9.95045531210467</text:p>
          </table:table-cell>
          <table:table-cell office:value-type="float" office:value="75.737375305932" calcext:value-type="float">
            <text:p>75.737375305932</text:p>
          </table:table-cell>
          <table:table-cell office:value-type="float" office:value="0.788268628289383" calcext:value-type="float">
            <text:p>0.788268628289383</text:p>
          </table:table-cell>
          <table:table-cell office:value-type="float" office:value="0.788086452692451" calcext:value-type="float">
            <text:p>0.788086452692451</text:p>
          </table:table-cell>
          <table:table-cell office:value-type="float" office:value="0.994542444592417" calcext:value-type="float">
            <text:p>0.994542444592417</text:p>
          </table:table-cell>
          <table:table-cell office:value-type="float" office:value="0.992443262788457" calcext:value-type="float">
            <text:p>0.99244326278845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.43268437681373" calcext:value-type="float">
            <text:p>3.43268437681373</text:p>
          </table:table-cell>
          <table:table-cell office:value-type="float" office:value="11.0166276609288" calcext:value-type="float">
            <text:p>11.0166276609288</text:p>
          </table:table-cell>
          <table:table-cell office:value-type="float" office:value="0.788019917382331" calcext:value-type="float">
            <text:p>0.788019917382331</text:p>
          </table:table-cell>
          <table:table-cell office:value-type="float" office:value="0.788657646914118" calcext:value-type="float">
            <text:p>0.788657646914118</text:p>
          </table:table-cell>
          <table:table-cell office:value-type="float" office:value="0.990982648108233" calcext:value-type="float">
            <text:p>0.990982648108233</text:p>
          </table:table-cell>
          <table:table-cell office:value-type="float" office:value="0.999149638196704" calcext:value-type="float">
            <text:p>0.9991496381967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13T17:35:55.790000000</dc:date>
    <meta:editing-duration>PT3H57M51S</meta:editing-duration>
    <meta:editing-cycles>3</meta:editing-cycles>
    <meta:generator>LibreOffice/7.2.0.4$Windows_X86_64 LibreOffice_project/9a9c6381e3f7a62afc1329bd359cc48accb6435b</meta:generator>
    <meta:document-statistic meta:table-count="1" meta:cell-count="41" meta:object-count="0"/>
  </office:meta>
</office:document-meta>
</file>